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923a" officeooo:paragraph-rsid="0009923a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923a" officeooo:paragraph-rsid="0009923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0pt" officeooo:rsid="0009923a" officeooo:paragraph-rsid="0009923a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 fo:font-weight="normal" officeooo:rsid="0009923a" officeooo:paragraph-rsid="0009923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0pt" fo:font-weight="normal" officeooo:rsid="000b7823" officeooo:paragraph-rsid="000b7823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fo:font-weight="bold" officeooo:rsid="000b7823" officeooo:paragraph-rsid="000b7823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4pt" officeooo:paragraph-rsid="000d2dc0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9923a" officeooo:paragraph-rsid="0009923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d2dc0" officeooo:paragraph-rsid="000d2dc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d2dc0" officeooo:paragraph-rsid="000d9818" style:font-weight-asian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09923a" officeooo:paragraph-rsid="0009923a"/>
    </style:style>
    <style:style style:name="P12" style:family="paragraph" style:parent-style-name="Standard">
      <style:paragraph-properties fo:text-align="start" style:justify-single-word="false" fo:break-before="page"/>
      <style:text-properties fo:font-weight="bold" officeooo:rsid="0009923a" officeooo:paragraph-rsid="0009923a" style:font-weight-asian="bold" style:font-weight-complex="bold"/>
    </style:style>
    <style:style style:name="P13" style:family="paragraph" style:parent-style-name="Header">
      <style:text-properties officeooo:rsid="0009923a" officeooo:paragraph-rsid="0009923a"/>
    </style:style>
    <style:style style:name="T1" style:family="text">
      <style:text-properties officeooo:rsid="0009923a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2dc0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officeooo:rsid="000d2dc0" style:font-weight-asian="normal" style:font-weight-complex="normal"/>
    </style:style>
    <style:style style:name="T8" style:family="text">
      <style:text-properties style:text-position="sub 58%" officeooo:rsid="000d2dc0"/>
    </style:style>
    <style:style style:name="T9" style:family="text">
      <style:text-properties style:text-position="sub 58%" officeooo:rsid="000d9818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d9818"/>
    </style:style>
    <style:style style:name="T12" style:family="text">
      <style:text-properties style:text-position="0% 100%" fo:font-style="italic" officeooo:rsid="000d9818" style:font-style-asian="italic" style:font-style-complex="italic"/>
    </style:style>
    <style:style style:name="T13" style:family="text">
      <style:text-properties officeooo:rsid="000d9818"/>
    </style:style>
    <style:style style:name="T14" style:family="text">
      <style:text-properties style:text-position="super 58%" officeooo:rsid="000d9818"/>
    </style:style>
    <style:style style:name="T15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n Evans</text:p>
      <text:p text:style-name="P1">CS 6058 </text:p>
      <text:p text:style-name="P1">Data / Security and Privacy</text:p>
      <text:p text:style-name="P1">Spring 2018</text:p>
      <text:p text:style-name="P1">Homework 1</text:p>
      <text:p text:style-name="P1"/>
      <text:p text:style-name="P2">Problem 1</text:p>
      <text:p text:style-name="P3"/>
      <text:p text:style-name="P3">// Solution </text:p>
      <text:p text:style-name="P3">// Key Length = 4</text:p>
      <text:p text:style-name="P3">// Message <text:s/>= FOOTBALL</text:p>
      <text:p text:style-name="P3"/>
      <text:p text:style-name="P1"><text:span text:style-name="T2">#include &lt;algorithm&gt;<text:line-break/>#include &lt;iostream&gt;<text:line-break/>#include &lt;stdlib.h&gt;<text:line-break/>#include &lt;string&gt;<text:line-break/><text:line-break/>int main( int argc, const char* argv[] )<text:line-break/>{<text:line-break/> <text:s text:c="3"/>const std::string cipher_text = "JSSXFEPP";<text:line-break/><text:line-break/> <text:s text:c="3"/>std::cout &lt;&lt; "cipher text = '" &lt;&lt; cipher_text &lt;&lt; "'" &lt;&lt; std::endl;<text:line-break/><text:line-break/> <text:s text:c="3"/>for ( unsigned char key = 0 ; key &lt; 26 ; ++key ) {<text:line-break/> <text:s text:c="7"/>std::string plain_text = cipher_text;<text:line-break/><text:line-break/> <text:s text:c="7"/>std::cout &lt;&lt; "trying key = '" &lt;&lt; ( int )key &lt;&lt; "'" &lt;&lt; std::endl;<text:line-break/><text:line-break/> <text:s text:c="7"/>std::transform(<text:line-break/> <text:s text:c="11"/>cipher_text.begin(),<text:line-break/> <text:s text:c="11"/>cipher_text.end(),<text:line-break/> <text:s text:c="11"/>plain_text.begin(),<text:line-break/> <text:s text:c="11"/>[&amp;]( auto const &amp; cipher ) {<text:line-break/> <text:s text:c="15"/>return cipher - key;<text:line-break/> <text:s text:c="11"/>}<text:line-break/> <text:s text:c="7"/>);<text:line-break/><text:line-break/> <text:s text:c="7"/>std::cout &lt;&lt; "plaintext = '" &lt;&lt; plain_text &lt;&lt; "'" &lt;&lt; std::endl;<text:line-break/><text:line-break/> <text:s text:c="7"/>std::cout &lt;&lt; std::endl;<text:line-break/> <text:s text:c="3"/>}<text:line-break/><text:line-break/> <text:s text:c="3"/>return EXIT_SUCCESS;<text:line-break/>}<text:line-break/></text:span></text:p>
      <text:p text:style-name="P11"><text:span text:style-name="T3">Problem 2</text:span></text:p>
      <text:p text:style-name="P1"/>
      <text:p text:style-name="P3">// Solution<text:line-break/>// The cipher text is 'ZCMLNYGMWTSDAMCAMCCEWM'.<text:line-break/>// The key space for a message space of 50 is 50! (50 factorial).<text:line-break/><text:line-break/>#include &lt;algorithm&gt;<text:line-break/>#include &lt;iostream&gt;<text:line-break/>#include &lt;stdlib.h&gt;<text:line-break/>#include &lt;string&gt;<text:line-break/><text:line-break/>int main( int argc, const char* argv[] )<text:line-break/>{<text:line-break/> <text:s text:c="3"/>static const char* cipher = "EXAUNDKBMVORQCSFHYGWZLJITP";<text:line-break/><text:line-break/> <text:s text:c="3"/>std::cout &lt;&lt; "substitution cipher is '" &lt;&lt; cipher &lt;&lt; "'" &lt;&lt; std::endl;<text:line-break/><text:line-break/> <text:s text:c="3"/>static const std::string plain_text = "universityofcincinnati";<text:line-break/><text:line-break/> <text:s text:c="3"/>std::cout &lt;&lt; "plain text is '" &lt;&lt; plain_text &lt;&lt; "'" &lt;&lt; std::endl;<text:line-break/><text:line-break/> <text:s text:c="3"/>std::string cipher_text = plain_text;<text:line-break/><text:line-break/> <text:s text:c="3"/>std::transform(<text:line-break/> <text:s text:c="7"/>plain_text.begin(),<text:line-break/> <text:s text:c="7"/>plain_text.end(),<text:line-break/> <text:s text:c="7"/>cipher_text.begin(),<text:line-break/> <text:s text:c="7"/>[&amp;]( auto const&amp; v ){ return cipher[v - 'a']; }<text:line-break/> <text:s text:c="3"/>);<text:line-break/><text:line-break/> <text:s text:c="3"/>std::cout &lt;&lt; "cipher text is '" &lt;&lt; cipher_text &lt;&lt; "'" &lt;&lt; std::endl;<text:line-break/><text:line-break/> <text:s text:c="3"/>return EXIT_SUCCESS;<text:line-break/>}<text:line-break/><text:line-break/></text:p>
      <text:p text:style-name="P11"><text:span text:style-name="T3">Problem 3</text:span></text:p>
      <text:p text:style-name="P1"/>
      <text:p text:style-name="P4">// Solution<text:line-break/>// The ciphertext is 'famsuevmtimq'<text:line-break/>// The key space for a Vigenere Cipher a 4 character string is 26 ^ 4 = 456976<text:line-break/><text:line-break/>#include &lt;algorithm&gt;<text:line-break/>#include &lt;iostream&gt;<text:line-break/>#include &lt;stdlib.h&gt;<text:line-break/>#include &lt;string&gt;<text:line-break/><text:line-break/>template &lt;size_t s&gt; class Print;<text:line-break/><text:line-break/>int main( int argc, const char *argv[] )<text:line-break/>{<text:line-break/> <text:s text:c="3"/>static const std::string key = "cats";<text:line-break/><text:line-break/> <text:s text:c="3"/>static const std::string plain_text = "datasecurity";<text:line-break/><text:line-break/> <text:s text:c="3"/>std::cout &lt;&lt; "key is '" &lt;&lt; key &lt;&lt; "'" &lt;&lt; std::endl;<text:line-break/><text:line-break/> <text:s text:c="3"/>std::cout &lt;&lt; "plain text is '" &lt;&lt; plain_text &lt;&lt; "'" &lt;&lt; std::endl;<text:line-break/><text:line-break/> <text:s text:c="3"/>std::string cipher_text = plain_text;<text:line-break/><text:line-break/> <text:s text:c="3"/>size_t idx = 0;<text:line-break/><text:line-break/> <text:s text:c="3"/>for ( size_t idx = 0 ; idx &lt; plain_text.size() ; ++idx ) {<text:line-break/> <text:s text:c="7"/>cipher_text[idx] = <text:line-break/> <text:s text:c="7"/>( ( plain_text[idx] + ( key[idx % key.size()] - 'a' ) - 'a' ) % 26 ) + 'a';<text:line-break/> <text:s text:c="3"/>}<text:line-break/><text:line-break/> <text:s text:c="3"/>std::cout &lt;&lt; "cipher text is '" &lt;&lt; cipher_text &lt;&lt; "'" &lt;&lt; std::endl;<text:line-break/><text:line-break/> <text:s text:c="3"/>return EXIT_SUCCESS;<text:line-break/>}<text:line-break/></text:p>
      <text:p text:style-name="P12">Problem 4</text:p>
      <text:p text:style-name="P1"/>
      <text:p text:style-name="P5">// Solution<text:line-break/>// IC = 0.071<text:line-break/><text:line-break/>#include &lt;algorithm&gt;<text:line-break/>#include &lt;iostream&gt;<text:line-break/>#include &lt;iterator&gt;<text:line-break/>#include &lt;numeric&gt;<text:line-break/>#include &lt;stdlib.h&gt;<text:line-break/>#include &lt;vector&gt;<text:line-break/><text:line-break/>static const std::vector&lt;unsigned char&gt; histogram = {<text:line-break/>1, 1, 1, 1, 1, 1, 1, 1, 1, 1, 5, 5, 5, 5, 5, 5, 5, 5, 10, 10, 10, 10, 10, 0, 0, 0<text:line-break/>};<text:line-break/><text:line-break/>int main( int argc, const char* argv[] )<text:line-break/>{<text:line-break/> <text:s text:c="3"/>std::cout &lt;&lt; "Computing Index of Coincidence" &lt;&lt; std::endl;<text:line-break/><text:line-break/> <text:s text:c="3"/>std::cout &lt;&lt; "Histogram = ";<text:line-break/><text:line-break/> <text:s text:c="3"/>std::copy(<text:line-break/> <text:s text:c="7"/>histogram.begin(),<text:line-break/> <text:s text:c="7"/>histogram.end() - 1,<text:line-break/> <text:s text:c="7"/>std::ostream_iterator&lt;size_t&gt;( std::cout, ", " ) );<text:line-break/><text:line-break/> <text:s text:c="3"/>std::copy(<text:line-break/> <text:s text:c="7"/>histogram.end() - 1,<text:line-break/> <text:s text:c="7"/>histogram.end(),<text:line-break/> <text:s text:c="7"/>std::ostream_iterator&lt;size_t&gt;( std::cout ) );<text:line-break/><text:line-break/> <text:s text:c="3"/>std::cout &lt;&lt; std::endl;<text:line-break/><text:line-break/> <text:s text:c="3"/>const auto N = std::accumulate(<text:line-break/> <text:s text:c="7"/>histogram.begin(), histogram.end(), ( size_t ) 0 );<text:line-break/><text:line-break/> <text:s text:c="3"/>std::cout &lt;&lt; "N = " &lt;&lt; N &lt;&lt; std::endl;<text:line-break/><text:line-break/> <text:s text:c="3"/>const auto IC = std::accumulate(<text:line-break/> <text:s text:c="7"/>histogram.begin(), histogram.end(), ( double ) 0.0,<text:line-break/> <text:s text:c="7"/>[&amp;]( const auto &amp; current_sum, const double &amp; current_value ) {<text:line-break/> <text:s text:c="11"/>const auto p = ( current_value / N );<text:line-break/> <text:s text:c="11"/>const auto pp = p * p;<text:line-break/> <text:s text:c="11"/>return current_sum + pp;<text:line-break/> <text:s text:c="7"/>}<text:line-break/> <text:s text:c="3"/>);<text:line-break/><text:line-break/> <text:s text:c="3"/>std::cout &lt;&lt; "IC = " &lt;&lt; IC &lt;&lt; std::endl;<text:line-break/><text:line-break/> <text:s text:c="3"/>return EXIT_SUCCESS;<text:line-break/>}<text:line-break/><text:line-break/></text:p>
      <text:p text:style-name="P12">Problem 5</text:p>
      <text:p text:style-name="P1"/>
      <text:p text:style-name="P6"><text:span text:style-name="T4">// Solution<text:line-break/>// key length = gcd(4, 12) = 4<text:line-break/><text:line-break/>#include &lt;iostream&gt;<text:line-break/>#include &lt;stdlib.h&gt;<text:line-break/><text:line-break/>template&lt;class T&gt; T gcd( T x, T y ) {<text:line-break/> <text:s text:c="3"/>while ( y != 0 ) {<text:line-break/> <text:s text:c="7"/>T t = y;<text:line-break/> <text:s text:c="7"/>y = x % y;<text:line-break/> <text:s text:c="7"/>x = t;<text:line-break/> <text:s text:c="3"/>}<text:line-break/><text:line-break/> <text:s text:c="3"/>return x;<text:line-break/>}<text:line-break/><text:line-break/>int main( int argc, const char* argv[] )<text:line-break/>{<text:line-break/> <text:s text:c="3"/>std::cout &lt;&lt; "key length = " &lt;&lt; gcd( 4, 12 ) &lt;&lt; std::endl;<text:line-break/><text:line-break/> <text:s text:c="3"/>return EXIT_SUCCESS;<text:line-break/>}</text:span><text:line-break/></text:p>
      <text:p text:style-name="P12">Problem 6</text:p>
      <text:p text:style-name="P8"/>
      <text:p text:style-name="P9">In order to find the key of a Vigenere Cipher using a known index of coincidence (IC), the key length must first be found. This is accomplished by trying key lengths and calculating the IC of subsequences of the cipher text until a value of IC is found that most closely matches the assumed known IC. These subsequences are generated by the following pattern:</text:p>
      <text:p text:style-name="P9"/>
      <text:p text:style-name="P7"><text:span text:style-name="T5">c</text:span><text:span text:style-name="T6">1</text:span> c<text:span text:style-name="T6">1+j</text:span> c<text:span text:style-name="T6">1+2j</text:span> c<text:span text:style-name="T6">1+3j </text:span><text:span text:style-name="T10">…</text:span><text:span text:style-name="T6"> <text:s/></text:span></text:p>
      <text:p text:style-name="P9"/>
      <text:p text:style-name="P9">Where <text:span text:style-name="T15">c </text:span>is the cipher text, and <text:span text:style-name="T15">j </text:span>is the guess of the key length. </text:p>
      <text:p text:style-name="P9"/>
      <text:p text:style-name="P9">Once the best matching IC is found, this key length is used to generate further subsequences of cipher text. These subsequences are generated using the following pattern: </text:p>
      <text:p text:style-name="P9"/>
      <text:p text:style-name="P7"><text:span text:style-name="T5">c</text:span><text:span text:style-name="T7">i</text:span> c<text:span text:style-name="T8">i</text:span><text:span text:style-name="T6">+</text:span><text:span text:style-name="T8">t</text:span> c<text:span text:style-name="T8">i</text:span><text:span text:style-name="T6">+2</text:span><text:span text:style-name="T8">t</text:span> c<text:span text:style-name="T8">i</text:span><text:span text:style-name="T6">+3</text:span><text:span text:style-name="T8">t</text:span><text:span text:style-name="T6"> </text:span>…</text:p>
      <text:p text:style-name="P7"/>
      <text:p text:style-name="P10">Where <text:span text:style-name="T15">c</text:span> is the cipher text, <text:span text:style-name="T15">i </text:span>is the starting index of the cipher text subsequence, and <text:span text:style-name="T15">t </text:span>is the key length found previously. The number of cipher text subsequences generated in this manner is equal to the key length. <text:span text:style-name="T13">These subsequences</text:span> are attacked to find the best matching IC, as before, to find <text:span text:style-name="T13">the part</text:span> of the key <text:span text:style-name="T13">that corresponds to the </text:span><text:span text:style-name="T11">starting offset, listed as </text:span><text:span text:style-name="T12">i</text:span><text:span text:style-name="T11"> in the example above</text:span>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923a" officeooo:paragraph-rsid="0009923a"/>
    </style:style>
    <style:style style:name="MT1" style:family="text">
      <style:text-properties officeooo:rsid="000992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vans</text:p>
      </style:header>
      <style:footer>
        <text:p text:style-name="Footer"><text:span text:style-name="MT1">Evans 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5:55:59.536000000</meta:creation-date>
    <dc:date>2018-01-23T06:31:43.861000000</dc:date>
    <meta:editing-duration>PT10M41S</meta:editing-duration>
    <meta:editing-cycles>2</meta:editing-cycles>
    <meta:generator>LibreOffice/5.3.5.2$Windows_X86_64 LibreOffice_project/50d9bf2b0a79cdb85a3814b592608037a682059d</meta:generator>
    <meta:document-statistic meta:table-count="0" meta:image-count="0" meta:object-count="0" meta:page-count="6" meta:paragraph-count="27" meta:word-count="825" meta:character-count="5293" meta:non-whitespace-character-count="3963"/>
  </office:meta>
</office:document-meta>
</file>